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5cm" fo:min-width="4.5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textarea-horizontal-align="justify" draw:textarea-vertical-align="middle" draw:auto-grow-height="false" fo:min-height="3.05cm" fo:min-width="4.6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481cm"/>
    </style:style>
    <style:style style:name="P1" style:family="paragraph">
      <style:paragraph-properties fo:text-align="center"/>
      <style:text-properties fo:color="#ffffcc" fo:font-size="18pt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color="#ffffcc"/>
    </style:style>
    <style:style style:name="P4" style:family="paragraph">
      <style:paragraph-properties fo:text-align="center"/>
    </style:style>
    <style:style style:name="T1" style:family="text">
      <style:text-properties fo:color="#ffffcc" fo:font-size="18pt" style:font-size-asian="18pt" style:font-size-complex="18pt"/>
    </style:style>
    <style:style style:name="T2" style:family="text">
      <style:text-properties fo:color="#ffffcc" fo:font-size="18pt" fo:font-style="italic" style:font-size-asian="18pt" style:font-style-asian="italic" style:font-size-complex="18pt" style:font-style-complex="italic"/>
    </style:style>
    <style:style style:name="T3" style:family="text">
      <style:text-properties fo:color="#ffffcc"/>
    </style:style>
    <style:style style:name="T4" style:family="text">
      <style:text-properties fo:color="#ffffcc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3.2cm" svg:x="2.6cm" svg:y="10cm">
          <text:p text:style-name="P1"><text:span text:style-name="T1">Navigateur:</text:span></text:p>
          <text:p text:style-name="P1"><text:span text:style-name="T2">Mozilla Firefox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cm" svg:height="1.673cm" svg:x="6.1cm" svg:y="2.7cm">
          <draw:text-box>
            <text:p>Déploiement avec WAMP</text:p>
          </draw:text-box>
        </draw:frame>
        <draw:custom-shape draw:style-name="gr1" draw:text-style-name="P3" draw:layer="layout" svg:width="5cm" svg:height="3.2cm" svg:x="7.5cm" svg:y="4.9cm">
          <text:p text:style-name="P3"><text:span text:style-name="T3">Serveur:</text:span></text:p>
          <text:p text:style-name="P3"><text:span text:style-name="T4">Ap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cm" svg:height="3.3cm" svg:x="13cm" svg:y="10cm">
          <text:p text:style-name="P3"><text:span text:style-name="T3">Base de données:</text:span></text:p>
          <text:p text:style-name="P3"><text:span text:style-name="T4">MySQ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49cm" svg:height="1.1cm" draw:transform="rotate (-0.700575161750524) translate (13.109cm 7.8cm)">
          <text:p/>
          <draw:enhanced-geometry svg:viewBox="0 0 21600 21600" draw:text-areas="?f5 ?f1 ?f6 ?f3" draw:type="left-right-arrow" draw:modifiers="4239.38687104299 8634.9206349206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2.149cm" svg:height="1.1cm" draw:transform="rotate (-2.43665416870928) translate (7.599cm 8.735cm)">
          <text:p/>
          <draw:enhanced-geometry svg:viewBox="0 0 21600 21600" draw:text-areas="?f5 ?f1 ?f6 ?f3" draw:type="left-right-arrow" draw:modifiers="4239.38687104299 8634.9206349206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4T19:43:50.829000000</meta:creation-date>
    <dc:date>2019-01-24T19:56:45.021000000</dc:date>
    <meta:editing-duration>PT13M6S</meta:editing-duration>
    <meta:editing-cycles>1</meta:editing-cycles>
    <meta:document-statistic meta:object-count="6"/>
    <meta:generator>LibreOffice/5.1.5.2$Windows_x86 LibreOffice_project/7a864d8825610a8c07cfc3bc01dd4fce6a9447e5</meta:generator>
  </office:meta>
</office:document-meta>
</file>